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sample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23:30:15.47</meta:creation-date>
    <dc:date>2012-09-05T23:31:07.31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  <meta:generator>LibreOffice/3.5$Windows_x86 LibreOffice_project/165a79a-7059095-e13bb37-fef39a4-9503d18</meta:generator>
  </office:meta>
</office:document-meta>
</file>